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0840000005B342B7C78.png" manifest:media-type="image/png"/>
  <manifest:file-entry manifest:full-path="Pictures/10000001000000590000005F36A728A1.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ubtitle">
      <style:paragraph-properties fo:margin-top="0cm" fo:margin-bottom="0cm" style:contextual-spacing="false" fo:line-height="115%" fo:text-align="center" style:justify-single-word="false"/>
    </style:style>
    <style:style style:name="P2" style:family="paragraph" style:parent-style-name="Standard">
      <style:paragraph-properties fo:text-align="center" style:justify-single-word="false"/>
    </style:style>
    <style:style style:name="P3" style:family="paragraph" style:parent-style-name="Heading_20_1">
      <style:paragraph-properties fo:margin-left="0.762cm" fo:margin-top="0cm" fo:margin-bottom="0.423cm" style:contextual-spacing="false" fo:text-indent="0cm" style:auto-text-indent="false" fo:break-before="page"/>
    </style:style>
    <style:style style:name="P4" style:family="paragraph" style:parent-style-name="Heading_20_1">
      <style:paragraph-properties fo:margin-top="0cm" fo:margin-bottom="0.423cm" style:contextual-spacing="false" fo:text-indent="0cm" style:auto-text-indent="false" fo:break-before="page"/>
    </style:style>
    <style:style style:name="P5" style:family="paragraph" style:parent-style-name="Standard">
      <style:paragraph-properties fo:margin-left="11.43cm"/>
    </style:style>
    <style:style style:name="P6" style:family="paragraph" style:parent-style-name="Standard">
      <style:paragraph-properties fo:margin-left="11.43cm" fo:text-indent="1.27cm" style:auto-text-indent="false"/>
    </style:style>
    <style:style style:name="P7" style:family="paragraph" style:parent-style-name="Standard">
      <style:paragraph-properties fo:margin-top="0.353cm" fo:margin-bottom="0.353cm" style:contextual-spacing="false"/>
    </style:style>
    <style:style style:name="P8" style:family="paragraph" style:parent-style-name="Standard">
      <style:text-properties officeooo:paragraph-rsid="0006f674"/>
    </style:style>
    <style:style style:name="P9" style:family="paragraph" style:parent-style-name="Heading_20_2">
      <style:paragraph-properties fo:break-before="page"/>
    </style:style>
    <style:style style:name="P10" style:family="paragraph" style:parent-style-name="Standard">
      <style:text-properties officeooo:rsid="000b3b3a" officeooo:paragraph-rsid="000b3b3a"/>
    </style:style>
    <style:style style:name="P11" style:family="paragraph" style:parent-style-name="Subtitle">
      <style:paragraph-properties fo:margin-top="0cm" fo:margin-bottom="0cm" style:contextual-spacing="false" fo:line-height="115%" fo:text-align="center" style:justify-single-word="false"/>
      <style:text-properties officeooo:rsid="00084aeb" officeooo:paragraph-rsid="00084aeb"/>
    </style:style>
    <style:style style:name="P12" style:family="paragraph" style:parent-style-name="Subtitle">
      <style:paragraph-properties fo:margin-top="0cm" fo:margin-bottom="0cm" style:contextual-spacing="false" fo:line-height="115%" fo:text-align="center" style:justify-single-word="false"/>
      <style:text-properties fo:color="#000000" loext:opacity="100%"/>
    </style:style>
    <style:style style:name="P13" style:family="paragraph" style:parent-style-name="Subtitle">
      <style:paragraph-properties fo:margin-top="0cm" fo:margin-bottom="0cm" style:contextual-spacing="false" fo:line-height="115%" fo:text-align="start" style:justify-single-word="false" fo:text-indent="-1.249cm" style:auto-text-indent="false">
        <style:tab-stops>
          <style:tab-stop style:position="2.979cm"/>
        </style:tab-stops>
      </style:paragraph-properties>
    </style:style>
    <style:style style:name="P14" style:family="paragraph" style:parent-style-name="Contents_20_1">
      <style:paragraph-properties>
        <style:tab-stops>
          <style:tab-stop style:position="16.503cm" style:type="right" style:leader-style="dotted" style:leader-text="."/>
        </style:tab-stops>
      </style:paragraph-properties>
    </style:style>
    <style:style style:name="P15" style:family="paragraph" style:parent-style-name="Contents_20_2">
      <style:paragraph-properties>
        <style:tab-stops>
          <style:tab-stop style:position="16.503cm" style:type="right" style:leader-style="dotted" style:leader-text="."/>
        </style:tab-stops>
      </style:paragraph-properties>
    </style:style>
    <style:style style:name="P16" style:family="paragraph" style:parent-style-name="Contents_20_3">
      <style:paragraph-properties>
        <style:tab-stops>
          <style:tab-stop style:position="16.503cm" style:type="right" style:leader-style="dotted" style:leader-text="."/>
        </style:tab-stops>
      </style:paragraph-properties>
    </style:style>
    <style:style style:name="P17" style:family="paragraph" style:parent-style-name="Heading_20_2">
      <style:text-properties officeooo:paragraph-rsid="000b3b3a"/>
    </style:style>
    <style:style style:name="P18" style:family="paragraph" style:parent-style-name="Heading_20_2">
      <style:text-properties officeooo:rsid="001498c6" officeooo:paragraph-rsid="001498c6"/>
    </style:style>
    <style:style style:name="P19" style:family="paragraph" style:parent-style-name="Standard">
      <style:paragraph-properties fo:margin-top="0cm" fo:margin-bottom="0cm" style:contextual-spacing="false" fo:line-height="115%" fo:text-align="center" style:justify-single-word="false"/>
    </style:style>
    <style:style style:name="P20" style:family="paragraph" style:parent-style-name="Standard">
      <style:paragraph-properties fo:margin-top="0cm" fo:margin-bottom="0cm" style:contextual-spacing="false" fo:line-height="115%" fo:text-align="center" style:justify-single-word="false" fo:text-indent="-1.499cm" style:auto-text-indent="false"/>
    </style:style>
    <style:style style:name="P21" style:family="paragraph" style:parent-style-name="Standard">
      <style:paragraph-properties fo:margin-top="0cm" fo:margin-bottom="0cm" style:contextual-spacing="false" fo:line-height="115%" fo:text-align="center" style:justify-single-word="false" fo:text-indent="-1.499cm" style:auto-text-indent="false"/>
      <style:text-properties style:font-name="Arial" fo:font-size="14pt" style:font-name-asian="Arial1" style:font-size-asian="14pt" style:font-name-complex="Arial1" style:font-size-complex="14pt"/>
    </style:style>
    <style:style style:name="P22" style:family="paragraph" style:parent-style-name="Standard">
      <style:paragraph-properties fo:margin-top="0cm" fo:margin-bottom="0cm" style:contextual-spacing="false" fo:line-height="100%" fo:text-align="center" style:justify-single-word="false" fo:padding="0cm" fo:border="none" style:shadow="none" style:join-border="false">
        <style:tab-stops>
          <style:tab-stop style:position="8.001cm" style:type="center"/>
          <style:tab-stop style:position="16.002cm" style:type="right"/>
        </style:tab-stops>
      </style:paragraph-properties>
    </style:style>
    <style:style style:name="P23" style:family="paragraph" style:parent-style-name="Standard">
      <style:paragraph-properties fo:margin-top="0cm" fo:margin-bottom="0cm" style:contextual-spacing="false" fo:line-height="100%" fo:padding="0cm" fo:border="none" style:shadow="none" style:join-border="false">
        <style:tab-stops>
          <style:tab-stop style:position="8.001cm" style:type="center"/>
          <style:tab-stop style:position="16.002cm" style:type="right"/>
        </style:tab-stops>
      </style:paragraph-properties>
      <style:text-properties fo:color="#000000" loext:opacity="100%"/>
    </style:style>
    <style:style style:name="P24" style:family="paragraph" style:parent-style-name="Standard">
      <style:text-properties officeooo:rsid="0007bba0" officeooo:paragraph-rsid="000ea241"/>
    </style:style>
    <style:style style:name="P25" style:family="paragraph" style:parent-style-name="Standard">
      <style:text-properties officeooo:rsid="000a14a6" officeooo:paragraph-rsid="000ea241"/>
    </style:style>
    <style:style style:name="P26" style:family="paragraph" style:parent-style-name="Standard">
      <style:text-properties officeooo:rsid="001119e0" officeooo:paragraph-rsid="001119e0"/>
    </style:style>
    <style:style style:name="P27" style:family="paragraph" style:parent-style-name="Standard">
      <style:paragraph-properties fo:margin-top="0cm" fo:margin-bottom="0.141cm" style:contextual-spacing="false">
        <style:tab-stops>
          <style:tab-stop style:position="16.506cm" style:type="right"/>
        </style:tab-stops>
      </style:paragraph-properties>
    </style:style>
    <style:style style:name="P28" style:family="paragraph" style:parent-style-name="Standard">
      <style:text-properties officeooo:rsid="001498c6" officeooo:paragraph-rsid="001498c6"/>
    </style:style>
    <style:style style:name="P29" style:family="paragraph" style:parent-style-name="Standard">
      <style:text-properties officeooo:rsid="0016759e" officeooo:paragraph-rsid="0016759e"/>
    </style:style>
    <style:style style:name="P30" style:family="paragraph" style:parent-style-name="Standard">
      <style:text-properties officeooo:rsid="0016ee9c" officeooo:paragraph-rsid="0016ee9c"/>
    </style:style>
    <style:style style:name="P31" style:family="paragraph" style:parent-style-name="Title" style:master-page-name="Standard">
      <style:paragraph-properties fo:margin-top="0cm" fo:margin-bottom="0cm" style:contextual-spacing="false" fo:line-height="115%" style:page-number="0"/>
      <style:text-properties fo:font-size="16pt" style:font-size-asian="16pt" style:font-size-complex="16pt"/>
    </style:style>
    <style:style style:name="P32" style:family="paragraph" style:parent-style-name="Title">
      <style:paragraph-properties fo:margin-top="0.423cm" fo:margin-bottom="0.353cm" style:contextual-spacing="false" fo:line-height="115%"/>
    </style:style>
    <style:style style:name="P33" style:family="paragraph" style:parent-style-name="Title">
      <style:paragraph-properties fo:margin-top="0cm" fo:margin-bottom="0.212cm" style:contextual-spacing="false" fo:line-height="115%"/>
    </style:style>
    <style:style style:name="P34" style:family="paragraph">
      <loext:graphic-properties draw:fill="solid" draw:fill-color="#a0a0a0"/>
      <style:paragraph-properties fo:text-align="center"/>
    </style:style>
    <style:style style:name="T1" style:family="text">
      <style:text-properties style:font-name="Arial" fo:font-size="28pt" fo:font-weight="bold" style:font-name-asian="Arial1" style:font-size-asian="28pt" style:font-weight-asian="bold" style:font-name-complex="Arial1" style:font-size-complex="28pt"/>
    </style:style>
    <style:style style:name="T2" style:family="text">
      <style:text-properties style:font-name="Arial" fo:font-size="14pt" fo:font-weight="bold" style:font-name-asian="Arial1" style:font-size-asian="14pt" style:font-weight-asian="bold" style:font-name-complex="Arial1" style:font-size-complex="14pt"/>
    </style:style>
    <style:style style:name="T3" style:family="text">
      <style:text-properties style:font-name="Arial" fo:font-size="14pt" style:font-name-asian="Arial1" style:font-size-asian="14pt" style:font-name-complex="Arial1" style:font-size-complex="14pt"/>
    </style:style>
    <style:style style:name="T4" style:family="text">
      <style:text-properties fo:color="#000000" loext:opacity="100%"/>
    </style:style>
    <style:style style:name="T5" style:family="text">
      <style:text-properties fo:color="#000000" loext:opacity="100%" style:font-name="Arial" fo:font-size="9pt" style:font-name-asian="Arial1" style:font-size-asian="9pt" style:font-name-complex="Arial1" style:font-size-complex="9pt"/>
    </style:style>
    <style:style style:name="T6" style:family="text">
      <style:text-properties fo:color="#000000" loext:opacity="100%" style:font-name="Arial" fo:font-weight="bold" style:font-name-asian="Arial1" style:font-weight-asian="bold" style:font-name-complex="Arial1"/>
    </style:style>
    <style:style style:name="T7" style:family="text">
      <style:text-properties fo:color="#000000" loext:opacity="100%" fo:font-size="14pt" fo:font-weight="bold" style:font-size-asian="14pt" style:font-weight-asian="bold" style:font-size-complex="14pt"/>
    </style:style>
    <style:style style:name="T8" style:family="text">
      <style:text-properties fo:color="#000000" loext:opacity="100%" fo:font-size="14pt" style:font-size-asian="14pt" style:font-size-complex="14pt"/>
    </style:style>
    <style:style style:name="T9" style:family="text">
      <style:text-properties fo:color="#000000" loext:opacity="100%" fo:font-size="14pt" officeooo:rsid="00084aeb" style:font-size-asian="14pt" style:font-size-complex="14pt"/>
    </style:style>
    <style:style style:name="T10" style:family="text">
      <style:text-properties fo:font-size="16pt" style:font-size-asian="16pt" style:font-size-complex="16pt"/>
    </style:style>
    <style:style style:name="T11" style:family="text">
      <style:text-properties fo:font-weight="bold" style:font-weight-asian="bold"/>
    </style:style>
    <style:style style:name="T12" style:family="text">
      <style:text-properties fo:font-size="10pt" style:font-size-asian="10pt" style:font-size-complex="10pt"/>
    </style:style>
    <style:style style:name="T13" style:family="text">
      <style:text-properties fo:font-style="italic" style:font-style-asian="italic"/>
    </style:style>
    <style:style style:name="T14" style:family="text">
      <style:text-properties fo:font-style="italic" style:font-style-asian="italic" style:font-style-complex="italic"/>
    </style:style>
    <style:style style:name="T15" style:family="text">
      <style:text-properties fo:font-style="italic" officeooo:rsid="0019b791" style:font-style-asian="italic" style:font-style-complex="italic"/>
    </style:style>
    <style:style style:name="T16" style:family="text">
      <style:text-properties fo:font-style="italic" fo:background-color="#ffffff" loext:char-shading-value="0" style:font-style-asian="italic"/>
    </style:style>
    <style:style style:name="T17" style:family="text">
      <style:text-properties fo:background-color="#ffffff" loext:char-shading-value="0"/>
    </style:style>
    <style:style style:name="T18" style:family="text">
      <style:text-properties officeooo:rsid="0006f674"/>
    </style:style>
    <style:style style:name="T19" style:family="text">
      <style:text-properties officeooo:rsid="0007bba0"/>
    </style:style>
    <style:style style:name="T20" style:family="text">
      <style:text-properties officeooo:rsid="00084aeb"/>
    </style:style>
    <style:style style:name="T21" style:family="text">
      <style:text-properties officeooo:rsid="0009fe74"/>
    </style:style>
    <style:style style:name="T22" style:family="text">
      <style:text-properties officeooo:rsid="000a14a6"/>
    </style:style>
    <style:style style:name="T23" style:family="text">
      <style:text-properties officeooo:rsid="000b3b3a"/>
    </style:style>
    <style:style style:name="T24" style:family="text">
      <style:text-properties officeooo:rsid="000bfda7"/>
    </style:style>
    <style:style style:name="T25" style:family="text">
      <style:text-properties officeooo:rsid="000ea241"/>
    </style:style>
    <style:style style:name="T26" style:family="text">
      <style:text-properties fo:font-style="normal" style:font-style-asian="normal" style:font-style-complex="normal"/>
    </style:style>
    <style:style style:name="T27" style:family="text">
      <style:text-properties fo:font-style="normal" officeooo:rsid="001148c2" style:font-style-asian="normal" style:font-style-complex="normal"/>
    </style:style>
    <style:style style:name="T28" style:family="text">
      <style:text-properties fo:font-style="normal" officeooo:rsid="0016759e" style:font-style-asian="normal" style:font-style-complex="normal"/>
    </style:style>
    <style:style style:name="T29" style:family="text">
      <style:text-properties officeooo:rsid="0016759e"/>
    </style:style>
    <style:style style:name="T30" style:family="text">
      <style:text-properties officeooo:rsid="00189a2e"/>
    </style:style>
    <style:style style:name="T31" style:family="text">
      <style:text-properties officeooo:rsid="0019b791"/>
    </style:style>
    <style:style style:name="fr1"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draw:fill="solid" draw:fill-color="#a0a0a0" draw:textarea-horizontal-align="center" draw:textarea-vertical-align="top" draw:auto-grow-height="false" loext:decorative="false" fo:margin-left="0cm" fo:margin-right="0cm" fo:margin-top="0cm" fo:margin-bottom="0cm" style:run-through="background" style:wrap="none" style:vertical-pos="top" style:vertical-rel="baseline" style:horizontal-pos="center" style:horizontal-rel="paragraph" draw:wrap-influence-on-position="once-concurrent" loext:allow-overlap="true"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 loext:marker-style-name="T10"/>
      <text:p text:style-name="P32" loext:marker-style-name="T10"><text:bookmark text:name="_gjdgxs"/><text:span text:style-name="T10">Maturitní práce z předmětu</text:span><text:span text:style-name="T10"/></text:p>
      <text:p text:style-name="P33" loext:marker-style-name="T10"><text:span text:style-name="T10">Informatika a Výpočetní Technika</text:span></text:p>
      <text:p text:style-name="Title"><text:bookmark text:name="_1fob9te"/></text:p>
      <text:p text:style-name="Title"><text:bookmark text:name="_3znysh7"/></text:p>
      <text:p text:style-name="Title" loext:marker-style-name="T11"><text:bookmark text:name="_2et92p0"/><text:span text:style-name="T11">POKYNY PRO ZPRACOVÁNÍ MATURITNÍ PRÁCE</text:span><text:span text:style-name="T11"/></text:p>
      <text:p text:style-name="P11" loext:marker-style-name="T4"><text:span text:style-name="T4">Jakub Svatuška 8.A</text:span></text:p>
      <text:p text:style-name="P12" loext:marker-style-name="T4"><text:bookmark text:name="_3dy6vkm"/></text:p>
      <text:p text:style-name="P12" loext:marker-style-name="T4"><text:bookmark text:name="_1t3h5sf"/></text:p>
      <text:p text:style-name="P12" loext:marker-style-name="T4"><text:bookmark text:name="_4d34og8"/></text:p>
      <text:p text:style-name="P12" loext:marker-style-name="T4"><text:bookmark text:name="_2s8eyo1"/></text:p>
      <text:p text:style-name="P12" loext:marker-style-name="T4"><text:bookmark text:name="_17dp8vu"/></text:p>
      <text:p text:style-name="Standard"/>
      <text:p text:style-name="Standard"/>
      <text:p text:style-name="P12" loext:marker-style-name="T4"><text:bookmark text:name="_3rdcrjn"/></text:p>
      <text:p text:style-name="P13" loext:marker-style-name="T8"><text:bookmark text:name="_26in1rg"/><text:span text:style-name="T7">Vedoucí práce:</text:span><text:span text:style-name="T8"> <text:tab/></text:span><text:span text:style-name="T9">Ing</text:span><text:span text:style-name="T8">. </text:span><text:span text:style-name="T9">Pavel Kryl</text:span></text:p>
      <text:p text:style-name="P13" loext:marker-style-name="T7"><text:bookmark text:name="_lnxbz9"/><text:span text:style-name="T7">Oponent: </text:span><text:span text:style-name="T8"><text:tab/></text:span><text:span text:style-name="T9">Ing</text:span><text:span text:style-name="T8">. </text:span><text:span text:style-name="T9">Vladimír Nulíček CSc.</text:span><text:span text:style-name="T8"><text:tab/> <text:tab/><text:tab/><text:tab/></text:span><text:span text:style-name="T7">Praha 2025</text:span></text:p>
      <text:p text:style-name="P1"/>
      <text:h text:style-name="P3" text:outline-level="1"><text:bookmark text:name="_44sinio"/><text:bookmark-start text:name="__RefHeading___Toc1343_3789043968"/>PROHLÁŠENÍ<text:bookmark-end text:name="__RefHeading___Toc1343_3789043968"/></text:h>
      <text:p text:style-name="Standard">Prohlašuji, že předložená práce je mým původním autorským dílem, které jsem vypracoval/a samostatně. Veškerou literaturu a další zdroje, z nichž jsem při zpracování čerpal/a, v práci řádně cituji a jsou uvedeny v seznamu použité literatury.</text:p>
      <text:p text:style-name="Standard">V Praze dne………….</text:p>
      <text:p text:style-name="P5">……………….</text:p>
      <text:p text:style-name="P6">(podpis)</text:p>
      <text:p text:style-name="P7">nebo: </text:p>
      <text:p text:style-name="P7">Pokud jste práci už někde uplatnili (např. jako SOČ, seminární práci apod.), je toto potřeba zde v prohlášení uvést.</text:p>
      <text:h text:style-name="P3" text:outline-level="1"><text:bookmark text:name="_2jxsxqh"/><text:bookmark-start text:name="__RefHeading___Toc1345_3789043968"/>ABSTRAKT<text:bookmark-end text:name="__RefHeading___Toc1345_3789043968"/></text:h>
      <text:p text:style-name="Standard"/>
      <text:p text:style-name="P6"/>
      <text:h text:style-name="P4" text:outline-level="1"><text:bookmark text:name="__RefHeading___Toc1347_3789043968"/></text:h>
      <text:table-of-content text:style-name="Sect1" text:protected="true" text:name="Table of Contents1">
        <text:table-of-content-source text:outline-level="10" text:use-index-marks="false">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OBSAH</text:p>
          </text:index-title>
          <text:p text:style-name="P14"><text:a xlink:type="simple" xlink:href="#__RefHeading___Toc1341_3789043968" text:style-name="Index_20_Link" text:visited-style-name="Index_20_Link">ČLENĚNÍ PRÁCE<text:tab/>1</text:a></text:p>
          <text:p text:style-name="P14"><text:a xlink:type="simple" xlink:href="#__RefHeading___Toc1343_3789043968" text:style-name="Index_20_Link" text:visited-style-name="Index_20_Link">PROHLÁŠENÍ<text:tab/>2</text:a></text:p>
          <text:p text:style-name="P14"><text:a xlink:type="simple" xlink:href="#__RefHeading___Toc1345_3789043968" text:style-name="Index_20_Link" text:visited-style-name="Index_20_Link">ABSTRAKT<text:tab/>3</text:a></text:p>
          <text:p text:style-name="P14"><text:a xlink:type="simple" xlink:href="#__RefHeading___Toc1341_3901771047" text:style-name="Index_20_Link" text:visited-style-name="Index_20_Link">Úvod<text:tab/>6</text:a></text:p>
          <text:p text:style-name="P15"><text:a xlink:type="simple" xlink:href="#__RefHeading___Toc1391_3789043968" text:style-name="Index_20_Link" text:visited-style-name="Index_20_Link">Přehled<text:tab/>6</text:a></text:p>
          <text:p text:style-name="P15"><text:a xlink:type="simple" xlink:href="#__RefHeading___Toc1351_3789043968" text:style-name="Index_20_Link" text:visited-style-name="Index_20_Link">Lexikální analyzátory<text:tab/>7</text:a></text:p>
          <text:p text:style-name="P15"><text:a xlink:type="simple" xlink:href="#__RefHeading___Toc1343_3901771047" text:style-name="Index_20_Link" text:visited-style-name="Index_20_Link">Syntaktický analyzátor<text:tab/>7</text:a></text:p>
          <text:p text:style-name="P16"><text:a xlink:type="simple" xlink:href="#__RefHeading___Toc1345_3901771047" text:style-name="Index_20_Link" text:visited-style-name="Index_20_Link">Konečný automat<text:tab/>7</text:a></text:p>
          <text:p text:style-name="P15"><text:a xlink:type="simple" xlink:href="#__RefHeading___Toc1347_3901771047" text:style-name="Index_20_Link" text:visited-style-name="Index_20_Link">Typy syntaktických analyzátorů<text:tab/>8</text:a></text:p>
          <text:p text:style-name="P16"><text:a xlink:type="simple" xlink:href="#__RefHeading___Toc1349_3901771047" text:style-name="Index_20_Link" text:visited-style-name="Index_20_Link">Shora dolů<text:tab/>8</text:a></text:p>
          <text:p text:style-name="P16"><text:a xlink:type="simple" xlink:href="#__RefHeading___Toc1351_3901771047" text:style-name="Index_20_Link" text:visited-style-name="Index_20_Link">Zespoda nahoru<text:tab/>8</text:a></text:p>
          <text:p text:style-name="P15"><text:a xlink:type="simple" xlink:href="#__RefHeading___Toc1357_3789043968" text:style-name="Index_20_Link" text:visited-style-name="Index_20_Link">1.1 Řádkování a písmo<text:tab/>8</text:a></text:p>
          <text:p text:style-name="P15"><text:a xlink:type="simple" xlink:href="#__RefHeading___Toc1359_3789043968" text:style-name="Index_20_Link" text:visited-style-name="Index_20_Link">1.2 Interpunkční znaménka a zkratky<text:tab/>8</text:a></text:p>
          <text:p text:style-name="P15"><text:a xlink:type="simple" xlink:href="#__RefHeading___Toc1361_3789043968" text:style-name="Index_20_Link" text:visited-style-name="Index_20_Link">1.3 Mezery<text:tab/>10</text:a></text:p>
          <text:p text:style-name="P15"><text:a xlink:type="simple" xlink:href="#__RefHeading___Toc1363_3789043968" text:style-name="Index_20_Link" text:visited-style-name="Index_20_Link">1.4 Vkládání obrázků<text:tab/>10</text:a></text:p>
          <text:p text:style-name="P15"><text:a xlink:type="simple" xlink:href="#__RefHeading___Toc1365_3789043968" text:style-name="Index_20_Link" text:visited-style-name="Index_20_Link">1.5 Sazba matematických výrazů<text:tab/>11</text:a></text:p>
          <text:p text:style-name="P15"><text:a xlink:type="simple" xlink:href="#__RefHeading___Toc1367_3789043968" text:style-name="Index_20_Link" text:visited-style-name="Index_20_Link">1.6 Tabulky a grafy<text:tab/>11</text:a></text:p>
          <text:p text:style-name="P15"><text:a xlink:type="simple" xlink:href="#__RefHeading___Toc1369_3789043968" text:style-name="Index_20_Link" text:visited-style-name="Index_20_Link">1.7 Další doporučení<text:tab/>11</text:a></text:p>
          <text:p text:style-name="P14"><text:a xlink:type="simple" xlink:href="#__RefHeading___Toc1371_3789043968" text:style-name="Index_20_Link" text:visited-style-name="Index_20_Link">2 UŽITÍ CIZÍHO DÍLA (CITACE)<text:tab/>13</text:a></text:p>
          <text:p text:style-name="P15"><text:a xlink:type="simple" xlink:href="#__RefHeading___Toc1373_3789043968" text:style-name="Index_20_Link" text:visited-style-name="Index_20_Link">2.1 Správné užití cizího díla (co smím)<text:tab/>13</text:a></text:p>
          <text:p text:style-name="P15"><text:a xlink:type="simple" xlink:href="#__RefHeading___Toc1375_3789043968" text:style-name="Index_20_Link" text:visited-style-name="Index_20_Link">2.2 Nesprávné užití cizího díla (co nesmím) – plagiátorství<text:tab/>13</text:a></text:p>
          <text:p text:style-name="P15"><text:a xlink:type="simple" xlink:href="#__RefHeading___Toc1377_3789043968" text:style-name="Index_20_Link" text:visited-style-name="Index_20_Link">2.3 Citace a odkazy<text:tab/>13</text:a></text:p>
          <text:p text:style-name="P15"><text:a xlink:type="simple" xlink:href="#__RefHeading___Toc1379_3789043968" text:style-name="Index_20_Link" text:visited-style-name="Index_20_Link">2.4 Základní způsoby uvádění odkazů a citací<text:tab/>14</text:a></text:p>
          <text:p text:style-name="P14"><text:a xlink:type="simple" xlink:href="#__RefHeading___Toc1381_3789043968" text:style-name="Index_20_Link" text:visited-style-name="Index_20_Link"><text:soft-page-break/>3 ZÁVĚRY<text:tab/>15</text:a></text:p>
          <text:p text:style-name="P14"><text:a xlink:type="simple" xlink:href="#__RefHeading___Toc1383_3789043968" text:style-name="Index_20_Link" text:visited-style-name="Index_20_Link">4 SEZNAM POUŽITÉ LITERATURY – PŘÍKLADY<text:tab/>16</text:a></text:p>
        </text:index-body>
      </text:table-of-content>
      <text:p text:style-name="P27" loext:marker-style-name="T6"><text:bookmark text:name="__RefHeading___Toc1349_3789043968"/></text:p>
      <text:h text:style-name="Heading_20_1" text:outline-level="1"><text:bookmark-start text:name="__RefHeading___Toc1341_3901771047"/>Úvod<text:bookmark-end text:name="__RefHeading___Toc1341_3901771047"/></text:h>
      <text:h text:style-name="Heading_20_2" text:outline-level="2"><text:bookmark-start text:name="__RefHeading___Toc1391_3789043968"/>Přehled<text:bookmark-end text:name="__RefHeading___Toc1391_3789043968"/></text:h>
      <text:p text:style-name="P8"><text:span text:style-name="T18">Maturitní práce si dává za cíl navrhnout vlastní syntaxi programovacího jazyka </text:span><text:span text:style-name="T19">se základními funkcemi</text:span><text:span text:style-name="T18">. </text:span><text:span text:style-name="T19">Zavedení statického pole se bohužel z časových důvodů nepovedlo. </text:span><text:span text:style-name="T18">Pro tento jazyk vytvořit gramatický lexer za pomocí nástroje FLEX. Pro vytvořené tokeny sestavit pravidla gramatiky pomocí parsovacího nástroje BISON a v rámci těchto pravidel generovat LLVM kód, který bude posléze možné zkompilovat pomocí vysoce optimalizovaného a uznávaného kompilátoru CLANG do </text:span><text:span text:style-name="T19">spustitelného souboru.</text:span></text:p>
      <text:h text:style-name="P9" text:outline-level="2"><text:bookmark-start text:name="__RefHeading___Toc1351_3789043968"/>Lexikální analyzátory<text:bookmark-end text:name="__RefHeading___Toc1351_3789043968"/></text:h>
      <text:p text:style-name="P24">Lexikální analyzátor bere jako vstup nějaký <text:span text:style-name="T20">textový </text:span>soubor. <text:span text:style-name="T22">V textovém souboru je nějakým jazyk</text:span><text:span text:style-name="T20"> – lexovat se můžou i mluvené jazyky</text:span><text:span text:style-name="T22">.</text:span><text:span text:style-name="T20"> </text:span><text:span text:style-name="T22">Analyzátor text z</text:span>pracuje a vrátí sadu po sobě jdoucích předem definovaných tokenů. Tokeny jsou <text:span text:style-name="T25">elementárními nositely významu v rámci daného jazyka. Jde tedy prakticky o</text:span> <text:span text:style-name="T20">reprezentac</text:span><text:span text:style-name="T25">i (</text:span>regex<text:span text:style-name="T25">)</text:span> pravidly daného kusu textu – může to tedy být například slovo, odstavec, mezera, závorka nebo více v kontextu programovacích jazyků <text:span text:style-name="T21">uplatnitelné </text:span>dvojté rovná se, různá klíčová slova – if, loop, def, ..., název stringu atd. K tomuto kusu textu lexer přiřadí příslušný token, tedy pokud narazí na „if“ vrátí dvojici („if“ : <text:s/>IF), když dojde k „==“, vrátí („==“ : EQUALS). Díky tomu, že vytváří tyto dvojice, je možné zpětně tokeny využívat. Některé lexery <text:span text:style-name="T21">při najití určitého tokenu ještě umožňují vykonat nějaké operace. Je tak možné vypisovat třeba na kterém řádku se token objeví či provádět různé operace na hodnotě tokenu.</text:span></text:p>
      <text:h text:style-name="Heading_20_2" text:outline-level="2"><text:bookmark-start text:name="__RefHeading___Toc1343_3901771047"/><text:span text:style-name="T22">Syntaktický analyzátor</text:span><text:span text:style-name="T21"> </text:span><text:bookmark-end text:name="__RefHeading___Toc1343_3901771047"/></text:h>
      <text:p text:style-name="P25">Parser, tedy syntaktický analyzátor je dalším krokem v překladu jazyka. Za vstup bere tokeny vytvořené lexikálním analyzátorem a vytvoří z nich hierarchický syntaktický strom, jenž reprezentuje strukturu textu v rámci předem definovaných pravidel. Během vytváření tohoto stromu kontroluje, zda je v kontextu stanovených pravidel jazyka text smysluplný. <text:span text:style-name="T25">Toto je možné za využití pravidel bezkontextové gramatiky, takové která si nemůže předchozí výskyt konstruktu. Ta nemusí pojímat všechny pravidla jazyka, ale pokud by byla použita gramatika kontextová nemohl by být text efektivně syntakticky analyzován, proto se používají jiné nástroje pro vymáhání kontextových pravidel – např. tabulka symbolů. Ta se vytváří</text:span><text:span text:style-name="T23"> díky přidaným pravidlům </text:span><text:span text:style-name="T25">v gramatice a s její pomocí se tak</text:span><text:span text:style-name="T23"> může kontrolovat sémantická správnost textu. Společně s</text:span><text:span text:style-name="T25">e</text:span><text:span text:style-name="T23"> sémantickou kontrolou zároveň probíhá generování nového kódu, respektive druhého jazyka. </text:span><text:span text:style-name="T25">Pokud by se jednalo o interpret, byl by syntaktický strom rovnou vyhodnocován.</text:span></text:p>
      <text:h text:style-name="Heading_20_3" text:outline-level="3"><text:bookmark-start text:name="__RefHeading___Toc1345_3901771047"/>Konečný automat<text:bookmark-end text:name="__RefHeading___Toc1345_3901771047"/></text:h>
      <text:p text:style-name="P10">Syntaktické analyzátory fungují na principu konečného automatu. <text:span text:style-name="T25">Zjednodušeně se jedná o</text:span> jednoduch<text:span text:style-name="T25">ý poč</text:span>ítač, <text:span text:style-name="T25">který</text:span> má konečný počet stavů mezi kterými se přesouvá závisle na symbolech, jež čte ze vstupu. Pamatuje si pouze aktuální stav a nic jiného. <text:span text:style-name="T24">Konečný automat začne v počátečním stavu a přečte první token, podle svých pravidel se přesune do jiného stavu a přečte další token. Jestliže je </text:span><text:span text:style-name="T25">na</text:span><text:span text:style-name="T24"> konci ve stavu uznávaném jako konečný, byl vstup syntakticky správně strukturovaný, v opačném případě nikoliv.</text:span></text:p>
      <text:h text:style-name="P17" text:outline-level="2"><text:bookmark-start text:name="__RefHeading___Toc1347_3901771047"/><text:soft-page-break/>Typy syntaktických analyzátorů<text:bookmark-end text:name="__RefHeading___Toc1347_3901771047"/></text:h>
      <text:p text:style-name="P26">Syntaktické analyzátory jsou většinou označovány skupinou písmen – LR, LL(1). První písmeno značí, že parser text zpracovává zleva doprava, druhé jestli používá levou, či pravou derivaci. Za těmito písmeny stojí často číslo v závorce uvádějící počet tokenů, na který se může parser dopředně podívat LR(k). Pro takzvaný lookahead<text:span text:style-name="T14"> k </text:span><text:span text:style-name="T26">se</text:span><text:span text:style-name="T14"> </text:span>zpravidla používá <text:span text:style-name="T14">k = 1</text:span>. Gramatika s nulovým lookaheadem by nebyla schopna jakékoliv rekurze a musela by se na základně jednoho symbolu rozhodnout, nemožné posoudit složitější struktury. Pro nejpoužívanější typ gramatiky LR jsou postupy, jak ty s <text:span text:style-name="T14">k &gt; 1</text:span><text:span text:style-name="T26"> převést na LR(1), jelikož ty se mnohem efektivněji syntakticky analyzují. <text:s/></text:span><text:span text:style-name="T27">Před touto definicí občas ještě stojí další specifikace parseru – LALR, SLR </text:span><text:span text:style-name="T28">(zjednodušené formy kanonického LR analyzátoru)</text:span><text:span text:style-name="T27">, GLR </text:span><text:span text:style-name="T28">(analyzátor nedeterministických gramatik)</text:span><text:span text:style-name="T27">.</text:span></text:p>
      <text:h text:style-name="Heading_20_3" text:outline-level="3"><text:bookmark-start text:name="__RefHeading___Toc1349_3901771047"/>Shora dolů<text:bookmark-end text:name="__RefHeading___Toc1349_3901771047"/></text:h>
      <text:p text:style-name="P28">Tento typ začíná analýzu od největšího stavebního kamene a snaží se ho postupně expandovat a výsledek napasovat na vstupní text. Postupné „rozbíjení“ větších kamenů vede až k posledním terminálním tokenům, které je možné porovnat se vztupem.</text:p>
      <text:h text:style-name="Heading_20_3" text:outline-level="3"><text:bookmark-start text:name="__RefHeading___Toc1351_3901771047"/>Zespoda nahoru<text:bookmark-end text:name="__RefHeading___Toc1351_3901771047"/></text:h>
      <text:p text:style-name="P28">Častější intuitivnějším způsobem je analýza začínající od terminálů. Těmito definitivnými kameny začne a skládá z nich postupně více a více abstrahované pravidla, jež dohromady tvoří různé podstromy, až dojde k cílovému neterminálu, který podstromy spojí a vznikne tak finální syntaktický strom. </text:p>
      <text:h text:style-name="Heading_20_2" text:outline-level="2">LL</text:h>
      <text:p text:style-name="P28">LL parsování odpovídá systému shora dolů přičemž se využívá levé derivace. To znamená že analyzátor proměnuje symboly v pořadí z leva. Máme li výraz 1 + 1 = 2, provede následující kroky:</text:p>
      <text:p text:style-name="P28">S</text:p>
      <text:p text:style-name="P28">→ S + S</text:p>
      <text:p text:style-name="P28">→ S + S = S</text:p>
      <text:p text:style-name="P28">→ 1 + S = S</text:p>
      <text:p text:style-name="P28">→ 1 + 1 = S</text:p>
      <text:p text:style-name="P28">→ 1 + 1 = 2</text:p>
      <text:h text:style-name="P18" text:outline-level="2"><text:soft-page-break/>LR</text:h>
      <text:p text:style-name="P28">LR parser používá opačného principu a analyzuje odspoda nahoru s využitím pravé derivace. <text:span text:style-name="T29">Tedy analogicky se jedná o expanzi symbolů zprava. Výše uvedený výraz by tedy s LR gramatikou vypadal takto:</text:span></text:p>
      <text:p text:style-name="P29">S</text:p>
      <text:p text:style-name="P29">→ S = S</text:p>
      <text:p text:style-name="P29">→ S + S = S</text:p>
      <text:p text:style-name="P29">→ S + S = 2</text:p>
      <text:p text:style-name="P29">→ S + 1 = 2</text:p>
      <text:p text:style-name="P29">→ 1 + 1 = 2</text:p>
      <text:h text:style-name="Heading_20_1" text:outline-level="1">Využité nástroje</text:h>
      <text:h text:style-name="Heading_20_2" text:outline-level="2">FLEX</text:h>
      <text:p text:style-name="P30">FLEX je open-source nástroj, který generuje lexikální analyzátor. Umožňuje zefektivnit a výrazně zkrátit vytváření analyzátoru. <text:span text:style-name="T30">Struktura FLEX programu je následující: začíná definicemi, následuje uživatelský kód v c, nebo c++ (v mém případě c) uzavřený v závorkách s procenty % { } %. Pak </text:span><text:span text:style-name="T31">jsou v souboru deklarace stavů jiných než INITIAL, dále dvojitá procenta %% po kterých přijdou na řadu samotná pravidla pro lexování. Pokud bychom chtěli používat pouze lexikální analýzu bez syntaktické, dal by se ještě na konec souboru připojit driver kód. Nástroj se volá z příkazové řádky následovně: </text:span><text:span text:style-name="T15">flex [možnosti] [název souboru]</text:span></text:p>
      <text:h text:style-name="Heading_20_2" text:outline-level="2">BISON</text:h>
      <text:h text:style-name="Heading_20_2" text:outline-level="2">LLVM</text:h>
      <text:h text:style-name="Heading_20_2" text:outline-level="2">CLANG</text:h>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2pt" fo:language="cs" fo:country="CZ" style:letter-kerning="false" style:font-name-asian="Times New Roman1" style:font-size-asian="12pt" style:language-asian="cs" style:country-asian="CZ" style:font-name-complex="Times New Roman1"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cs" fo:country="CZ" style:letter-kerning="false" style:font-name-asian="Times New Roman1" style:font-size-asian="12pt" style:language-asian="cs" style:country-asian="CZ" style:font-name-complex="Times New Roman1"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12cm" fo:margin-bottom="0.212cm" style:contextual-spacing="false" fo:line-height="150%" fo:text-align="justify"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left="0.762cm" fo:margin-top="0cm" fo:margin-bottom="0.423cm" style:contextual-spacing="false" fo:keep-together="always" fo:text-indent="-0.762cm" style:auto-text-indent="false" fo:break-before="page" fo:keep-with-next="always"/>
      <style:text-properties fo:font-variant="small-cap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left="1.016cm" fo:margin-top="0.423cm" fo:margin-bottom="0.212cm" style:contextual-spacing="false" fo:keep-together="always" fo:text-indent="-1.016cm" style:auto-text-indent="false" fo:keep-with-next="always"/>
      <style:text-properties style:font-name="Arial" fo:font-family="Arial" style:font-family-generic="roman" style:font-pitch="variable" fo:font-size="13pt" fo:font-weight="bold" style:font-name-asian="Arial1" style:font-family-asian="Arial" style:font-family-generic-asian="system" style:font-pitch-asian="variable" style:font-size-asian="13pt" style:font-weight-asian="bold" style:font-name-complex="Arial1" style:font-family-complex="Arial"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left="1.27cm" fo:margin-top="0.423cm" fo:margin-bottom="0cm" style:contextual-spacing="false" fo:keep-together="always" fo:text-indent="-1.27cm" style:auto-text-indent="false" fo:keep-with-next="always"/>
      <style:text-properties style:font-name="Arial" fo:font-family="Arial" style:font-family-generic="roman" style:font-pitch="variable" fo:font-weight="bold" style:font-name-asian="Arial1" style:font-family-asian="Arial" style:font-family-generic-asian="system" style:font-pitch-asian="variable" style:font-weight-asian="bold" style:font-name-complex="Arial1" style:font-family-complex="Arial" style:font-family-generic-complex="system" style:font-pitch-complex="variable"/>
    </style:style>
    <style:style style:name="Heading_20_4" style:display-name="Heading 4" style:family="paragraph" style:parent-style-name="Standard" style:next-style-name="Standard" style:default-outline-level="4" style:list-style-name="" style:class="text">
      <style:paragraph-properties fo:margin-left="1.524cm" fo:margin-top="0.494cm" fo:margin-bottom="0.141cm" style:contextual-spacing="false" fo:keep-together="always" fo:text-indent="-1.524cm" style:auto-text-indent="false" fo:keep-with-next="always"/>
      <style:text-properties fo:color="#666666" loext:opacity="100%"/>
    </style:style>
    <style:style style:name="Heading_20_5" style:display-name="Heading 5" style:family="paragraph" style:parent-style-name="Standard" style:next-style-name="Standard" style:default-outline-level="5" style:list-style-name="" style:class="text">
      <style:paragraph-properties fo:margin-left="1.778cm" fo:margin-top="0.423cm" fo:margin-bottom="0.141cm" style:contextual-spacing="false" fo:keep-together="always" fo:text-indent="-1.778cm" style:auto-text-indent="false" fo:keep-with-next="always"/>
      <style:text-properties fo:color="#666666" loext:opacity="100%" fo:font-size="11pt" style:font-size-asian="11pt" style:font-size-complex="11pt"/>
    </style:style>
    <style:style style:name="Heading_20_6" style:display-name="Heading 6" style:family="paragraph" style:parent-style-name="Standard" style:next-style-name="Standard" style:default-outline-level="6" style:list-style-name="" style:class="text">
      <style:paragraph-properties fo:margin-left="2.032cm" fo:margin-top="0.423cm" fo:margin-bottom="0.141cm" style:contextual-spacing="false" fo:keep-together="always" fo:text-indent="-2.032cm" style:auto-text-indent="false" fo:keep-with-next="always"/>
      <style:text-properties fo:color="#666666" loext:opacity="100%" fo:font-size="11pt" fo:font-style="italic" style:font-size-asian="11pt" style:font-style-asian="italic" style:font-size-complex="11pt"/>
    </style:style>
    <style:style style:name="Title" style:family="paragraph" style:parent-style-name="Standard" style:next-style-name="Standard" style:class="chapter">
      <style:paragraph-properties fo:margin-top="0.212cm" fo:margin-bottom="0.106cm" style:contextual-spacing="false" fo:text-align="center" style:justify-single-word="false" fo:keep-together="always" fo:keep-with-next="always"/>
      <style:text-properties style:font-name="Arial" fo:font-family="Arial" style:font-family-generic="roman" style:font-pitch="variable" fo:font-size="26pt" style:font-name-asian="Arial1" style:font-family-asian="Arial" style:font-family-generic-asian="system" style:font-pitch-asian="variable" style:font-size-asian="26pt" style:font-name-complex="Arial1" style:font-family-complex="Arial" style:font-family-generic-complex="system" style:font-pitch-complex="variable" style:font-size-complex="26pt"/>
    </style:style>
    <style:style style:name="Subtitle" style:family="paragraph" style:parent-style-name="Standard" style:next-style-name="Standard" style:class="chapter">
      <style:paragraph-properties fo:margin-top="0cm" fo:margin-bottom="0.564cm" style:contextual-spacing="false" fo:keep-together="always" fo:keep-with-next="always"/>
      <style:text-properties fo:color="#666666" loext:opacity="100%" style:font-name="Arial" fo:font-family="Arial" style:font-family-generic="roman" style:font-pitch="variable" fo:font-size="15pt" style:font-name-asian="Arial1" style:font-family-asian="Arial" style:font-family-generic-asian="system" style:font-pitch-asian="variable" style:font-size-asian="15pt"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style style:name="Header" style:family="paragraph" style:parent-style-name="Standard" loext:linked-style-name="Záhlaví_20_Char"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Footer" style:family="paragraph" style:parent-style-name="Standard" loext:linked-style-name="Zápatí_20_Char"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Footnote" style:family="paragraph" style:parent-style-name="Standard" style:class="extra"/>
    <style:style style:name="Contents_20_1" style:display-name="Contents 1" style:family="paragraph" style:parent-style-name="Index" style:class="index">
      <style:paragraph-properties fo:margin-left="0cm" fo:text-indent="0cm" style:auto-text-indent="false">
        <style:tab-stops>
          <style:tab-stop style:position="16.503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004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1cm" fo:text-indent="0cm" style:auto-text-indent="false">
        <style:tab-stops>
          <style:tab-stop style:position="15.503cm" style:type="right" style:leader-style="dotted" style:leader-text="."/>
        </style:tab-stops>
      </style:paragraph-properties>
    </style:style>
    <style:style style:name="Default_20_Paragraph_20_Font_20__28_WW_29_" style:display-name="Default Paragraph Font (WW)" style:family="text"/>
    <style:style style:name="Záhlaví_20_Char" style:display-name="Záhlaví Char" style:family="text" style:parent-style-name="Default_20_Paragraph_20_Font_20__28_WW_29_" loext:linked-style-name="Header"/>
    <style:style style:name="Zápatí_20_Char" style:display-name="Zápatí Char" style:family="text" style:parent-style-name="Default_20_Paragraph_20_Font_20__28_WW_29_" loext:linked-style-name="Footer"/>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Internet_20_link" style:display-name="Internet link" style:family="text">
      <style:text-properties fo:color="#000080" loext:opacity="100%" style:text-underline-style="solid" style:text-underline-width="auto" style:text-underline-color="font-color"/>
    </style:style>
    <style:style style:name="ListLabel_20_73" style:display-name="ListLabel 73" style:family="text">
      <style:text-properties fo:color="#1155cc" loext:opacity="100%" style:text-underline-style="solid" style:text-underline-width="auto" style:text-underline-color="font-color"/>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56"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57"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58"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ListLabel_20_59"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60"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61"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62"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63"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5"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68"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71"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P1" style:family="paragraph" style:parent-style-name="Standard">
      <style:paragraph-properties fo:margin-top="0cm" fo:margin-bottom="0cm" style:contextual-spacing="false" fo:line-height="115%" fo:text-align="center" style:justify-single-word="false"/>
    </style:style>
    <style:style style:name="MP2" style:family="paragraph" style:parent-style-name="Standard">
      <style:paragraph-properties fo:margin-top="0cm" fo:margin-bottom="0cm" style:contextual-spacing="false" fo:line-height="115%" fo:text-align="center" style:justify-single-word="false" fo:text-indent="-1.499cm" style:auto-text-indent="false"/>
      <style:text-properties style:font-name="Arial" fo:font-size="14pt" style:font-name-asian="Arial1" style:font-size-asian="14pt" style:font-name-complex="Arial1" style:font-size-complex="14pt"/>
    </style:style>
    <style:style style:name="MP3" style:family="paragraph" style:parent-style-name="Standard">
      <style:paragraph-properties fo:margin-top="0cm" fo:margin-bottom="0cm" style:contextual-spacing="false" fo:line-height="115%" fo:text-align="center" style:justify-single-word="false" fo:text-indent="-1.499cm" style:auto-text-indent="false"/>
    </style:style>
    <style:style style:name="MP4" style:family="paragraph">
      <loext:graphic-properties draw:fill="solid" draw:fill-color="#a0a0a0"/>
      <style:paragraph-properties fo:text-align="center"/>
    </style:style>
    <style:style style:name="MP5" style:family="paragraph" style:parent-style-name="Standard">
      <style:paragraph-properties fo:text-align="center" style:justify-single-word="false"/>
    </style:style>
    <style:style style:name="MP6" style:family="paragraph" style:parent-style-name="Standard">
      <style:paragraph-properties fo:margin-top="0cm" fo:margin-bottom="0cm" style:contextual-spacing="false" fo:line-height="100%" fo:text-align="center" style:justify-single-word="false" fo:padding="0cm" fo:border="none" style:shadow="none" style:join-border="false">
        <style:tab-stops>
          <style:tab-stop style:position="8.001cm" style:type="center"/>
          <style:tab-stop style:position="16.002cm" style:type="right"/>
        </style:tab-stops>
      </style:paragraph-properties>
    </style:style>
    <style:style style:name="MP7" style:family="paragraph" style:parent-style-name="Standard">
      <style:paragraph-properties fo:margin-top="0cm" fo:margin-bottom="0cm" style:contextual-spacing="false" fo:line-height="100%" fo:padding="0cm" fo:border="none" style:shadow="none" style:join-border="false">
        <style:tab-stops>
          <style:tab-stop style:position="8.001cm" style:type="center"/>
          <style:tab-stop style:position="16.002cm" style:type="right"/>
        </style:tab-stops>
      </style:paragraph-properties>
      <style:text-properties fo:color="#000000" loext:opacity="100%"/>
    </style:style>
    <style:style style:name="MT1" style:family="text">
      <style:text-properties style:font-name="Arial" fo:font-size="28pt" fo:font-weight="bold" style:font-name-asian="Arial1" style:font-size-asian="28pt" style:font-weight-asian="bold" style:font-name-complex="Arial1" style:font-size-complex="28pt"/>
    </style:style>
    <style:style style:name="MT2" style:family="text">
      <style:text-properties style:font-name="Arial" fo:font-size="14pt" fo:font-weight="bold" style:font-name-asian="Arial1" style:font-size-asian="14pt" style:font-weight-asian="bold" style:font-name-complex="Arial1" style:font-size-complex="14pt"/>
    </style:style>
    <style:style style:name="MT3" style:family="text">
      <style:text-properties style:font-name="Arial" fo:font-size="14pt" style:font-name-asian="Arial1" style:font-size-asian="14pt" style:font-name-complex="Arial1" style:font-size-complex="14pt"/>
    </style:style>
    <style:style style:name="MT4" style:family="text">
      <style:text-properties fo:color="#000000" loext:opacity="100%" style:font-name="Arial" fo:font-size="9pt" style:font-name-asian="Arial1" style:font-size-asian="9pt" style:font-name-complex="Arial1" style:font-size-complex="9pt"/>
    </style:style>
    <style:style style:name="MT5" style:family="text">
      <style:text-properties fo:color="#000000" loext:opacity="100%"/>
    </style:style>
    <style:style style:name="Mfr1"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Mgr1" style:family="graphic">
      <style:graphic-properties draw:stroke="none" svg:stroke-width="0cm" draw:fill="solid" draw:fill-color="#a0a0a0" draw:textarea-horizontal-align="center" draw:textarea-vertical-align="top" draw:auto-grow-height="false" loext:decorative="false" fo:margin-left="0cm" fo:margin-right="0cm" fo:margin-top="0cm" fo:margin-bottom="0cm" style:run-through="background" style:wrap="none" style:vertical-pos="top" style:vertical-rel="baseline" style:horizontal-pos="center" style:horizontal-rel="paragraph" draw:wrap-influence-on-position="once-concurrent" loext:allow-overlap="true" style:flow-with-text="false" loext:rel-width-rel="page"/>
    </style:style>
    <style:page-layout style:name="Mpm1">
      <style:page-layout-properties fo:page-width="21.001cm" fo:page-height="29.7cm" style:num-format="1" style:print-orientation="portrait" fo:margin-top="1.27cm" fo:margin-bottom="0.998cm" fo:margin-left="2.999cm" fo:margin-right="1.499cm" style:writing-mode="lr-tb" style:layout-grid-color="#c0c0c0" style:layout-grid-lines="24702"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29cm" fo:margin-left="0cm" fo:margin-right="0cm" fo:margin-bottom="1.129cm" style:dynamic-spacing="true"/>
      </style:header-style>
      <style:footer-style>
        <style:header-footer-properties fo:min-height="1.501cm" fo:margin-left="0cm" fo:margin-right="0cm" fo:margin-top="1.40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header-first>
        <text:p text:style-name="MP1" loext:marker-style-name="MT1"><text:span text:style-name="MT1">ARCIBISKUPSKÉ</text:span><draw:frame draw:style-name="Mfr1" draw:name="image1.png" text:anchor-type="char" svg:x="-1.344cm" svg:y="-0.104cm" svg:width="3.493cm" svg:height="2.408cm" draw:z-index="0"><draw:image xlink:href="Pictures/10000001000000840000005B342B7C78.png" xlink:type="simple" xlink:show="embed" xlink:actuate="onLoad" draw:mime-type="image/png"/></draw:frame><draw:frame draw:style-name="Mfr1" draw:name="image3.png" text:anchor-type="char" svg:x="13.891cm" svg:y="-0.159cm" svg:width="2.355cm" svg:height="2.514cm" draw:z-index="1"><draw:image xlink:href="Pictures/10000001000000590000005F36A728A1.png" xlink:type="simple" xlink:show="embed" xlink:actuate="onLoad" draw:mime-type="image/png"/></draw:frame><text:span text:style-name="MT1"/></text:p>
        <text:p text:style-name="MP1" loext:marker-style-name="MT1"><text:span text:style-name="MT1">GYMNÁZIUM</text:span><text:span text:style-name="MT1"/></text:p>
        <text:p text:style-name="MP1" loext:marker-style-name="MT2"><text:span text:style-name="MT2"><text:s/></text:span><text:span text:style-name="MT2"/></text:p>
        <text:p text:style-name="MP1" loext:marker-style-name="MT3"><text:span text:style-name="MT3">Korunní 586/2 | Vinohrady | 120 00 Praha 2</text:span><text:span text:style-name="MT3"/></text:p>
        <text:p text:style-name="MP2" loext:marker-style-name="MT3"/>
        <text:p text:style-name="MP3" loext:marker-style-name="MT3"><draw:rect text:anchor-type="as-char" style:rel-width="100%" draw:z-index="2" draw:name="Shape1" draw:style-name="Mgr1" draw:text-style-name="MP4" svg:width="16.502cm" svg:height="0.054cm"><text:p/></draw:rect></text:p>
      </style:header-first>
      <style:footer>
        <text:p text:style-name="MP5"/>
      </style:footer>
      <style:footer-first>
        <text:p text:style-name="MP6" loext:marker-style-name="MT4"><text:span text:style-name="MT4">Tel.: 224 251 877 | e-mail: gymnazium@arcig.cz | www.arcig.cz | Bank. spoj.: 304547021 / 0100 |</text:span><text:span text:style-name="MT4"/></text:p>
        <text:p text:style-name="MP6" loext:marker-style-name="MT5"><text:span text:style-name="MT4">IČ: 44846738 I ID datová schránka 5u2mbfh</text:span><text:span text:style-name="MT5"> </text:span></text:p>
      </style:footer-first>
    </style:master-page>
    <style:master-page style:name="Converted1" style:page-layout-name="Mpm1" draw:style-name="Mdp1">
      <style:header>
        <text:p text:style-name="MP7" loext:marker-style-name="MT5"/>
      </style:header>
      <style:footer>
        <text:p text:style-name="MP6" loext:marker-style-name="MT5"><text:page-number text:select-page="current">16</text:page-number></text:p>
        <text:p text:style-name="MP5"/>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Lucie Bohata,,,,</meta:initial-creator>
    <meta:editing-cycles>8</meta:editing-cycles>
    <meta:creation-date>2024-09-12T09:49:00</meta:creation-date>
    <dc:date>2025-03-05T21:11:09.392000000</dc:date>
    <meta:editing-duration>PT1H16M12S</meta:editing-duration>
    <meta:generator>LibreOffice/24.2.3.2$Windows_X86_64 LibreOffice_project/433d9c2ded56988e8a90e6b2e771ee4e6a5ab2ba</meta:generator>
    <meta:document-statistic meta:table-count="0" meta:image-count="2" meta:object-count="0" meta:page-count="10" meta:paragraph-count="85" meta:word-count="1093" meta:character-count="7007" meta:non-whitespace-character-count="5976"/>
    <meta:user-defined meta:name="AppVersion">16.0000</meta:user-defined>
    <meta:user-defined meta:name="Company">Hewlett-Packard</meta:user-defined>
    <meta:template xlink:type="simple" xlink:actuate="onRequest" xlink:title="Normal" xlink:href=""/>
  </office:meta>
</office:document-meta>
</file>